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32e69a"/>
    </style:style>
    <style:style style:name="P2" style:family="paragraph" style:parent-style-name="Standard">
      <style:text-properties style:font-name="Liberation Serif" fo:font-size="12pt" officeooo:rsid="0039b121" officeooo:paragraph-rsid="003b1731" style:font-size-asian="12pt" style:font-size-complex="12pt"/>
    </style:style>
    <style:style style:name="P3" style:family="paragraph" style:parent-style-name="Standard">
      <style:text-properties officeooo:paragraph-rsid="00347a3c"/>
    </style:style>
    <style:style style:name="P4" style:family="paragraph" style:parent-style-name="Standard">
      <style:text-properties officeooo:paragraph-rsid="003c6a09"/>
    </style:style>
    <style:style style:name="P5" style:family="paragraph" style:parent-style-name="Text_20_body">
      <style:paragraph-properties fo:line-height="100%"/>
      <style:text-properties officeooo:paragraph-rsid="0032e69a"/>
    </style:style>
    <style:style style:name="P6" style:family="paragraph" style:parent-style-name="Preformatted_20_Text">
      <style:text-properties officeooo:paragraph-rsid="001bd376"/>
    </style:style>
    <style:style style:name="P7" style:family="paragraph" style:parent-style-name="Preformatted_20_Text">
      <style:text-properties officeooo:paragraph-rsid="002abdd4"/>
    </style:style>
    <style:style style:name="P8" style:family="paragraph" style:parent-style-name="Preformatted_20_Text">
      <style:text-properties officeooo:paragraph-rsid="002ca08e"/>
    </style:style>
    <style:style style:name="P9" style:family="paragraph" style:parent-style-name="Preformatted_20_Text">
      <style:text-properties officeooo:paragraph-rsid="0032e69a"/>
    </style:style>
    <style:style style:name="P10" style:family="paragraph" style:parent-style-name="Preformatted_20_Text">
      <style:text-properties style:font-name="Liberation Serif" fo:font-size="12pt" officeooo:rsid="0039b121" officeooo:paragraph-rsid="0039b121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3b1731" officeooo:paragraph-rsid="003b1731" style:font-size-asian="12pt" style:font-size-complex="12pt"/>
    </style:style>
    <style:style style:name="P12" style:family="paragraph" style:parent-style-name="Preformatted_20_Text">
      <style:text-properties style:font-name="Liberation Serif" fo:font-size="12pt" fo:language="en" fo:country="US" officeooo:paragraph-rsid="002ca08e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4" style:family="paragraph" style:parent-style-name="Preformatted_20_Text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officeooo:paragraph-rsid="001bd376"/>
    </style:style>
    <style:style style:name="P15" style:family="paragraph" style:parent-style-name="Heading_20_3">
      <style:text-properties officeooo:paragraph-rsid="001bd376"/>
    </style:style>
    <style:style style:name="P16" style:family="paragraph" style:parent-style-name="Heading_20_3">
      <style:text-properties officeooo:paragraph-rsid="002abdd4"/>
    </style:style>
    <style:style style:name="P17" style:family="paragraph" style:parent-style-name="Heading_20_3">
      <style:text-properties officeooo:paragraph-rsid="002ca08e"/>
    </style:style>
    <style:style style:name="P18" style:family="paragraph" style:parent-style-name="Preformatted_20_Text">
      <style:text-properties style:font-name="Liberation Serif" fo:font-size="12pt" officeooo:rsid="0039b121" officeooo:paragraph-rsid="0039b121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rsid="0039b121" officeooo:paragraph-rsid="003da9bb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rsid="003da9bb" officeooo:paragraph-rsid="003da9bb" style:font-size-asian="12pt" style:font-size-complex="12pt"/>
    </style:style>
    <style:style style:name="T1" style:family="text">
      <style:text-properties fo:color="#000000" style:font-name="Liberation Serif" fo:font-size="12pt" fo:font-weight="bold" fo:background-color="#ffcc00" loext:char-shading-value="0" style:font-size-asian="12pt" style:font-weight-asian="bold" style:font-size-complex="12pt" style:font-weight-complex="bold"/>
    </style:style>
    <style:style style:name="T2" style:family="text">
      <style:text-properties fo:color="#000000" style:font-name="Liberation Serif" fo:font-size="12pt" fo:font-weight="bold" officeooo:rsid="002abdd4" fo:background-color="#ffcc00" loext:char-shading-value="0" style:font-size-asian="12pt" style:font-weight-asian="bold" style:font-size-complex="12pt" style:font-weight-complex="bold"/>
    </style:style>
    <style:style style:name="T3" style:family="text">
      <style:text-properties fo:color="#000000" style:font-name="Liberation Serif" fo:font-size="12pt" fo:font-weight="bold" officeooo:rsid="002ca08e" fo:background-color="#ffcc00" loext:char-shading-value="0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2pt" fo:font-weight="bold" officeooo:rsid="0032e69a" fo:background-color="#ffcc00" loext:char-shading-value="0" style:font-size-asian="12pt" style:font-weight-asian="bold" style:font-size-complex="12pt" style:font-weight-complex="bold"/>
    </style:style>
    <style:style style:name="T5" style:family="text">
      <style:text-properties fo:color="#000000" style:font-name="Liberation Serif" fo:font-size="12pt" fo:font-weight="bold" officeooo:rsid="00347a3c" fo:background-color="#ffcc00" loext:char-shading-value="0" style:font-size-asian="12pt" style:font-weight-asian="bold" style:font-size-complex="12pt" style:font-weight-complex="bold"/>
    </style:style>
    <style:style style:name="T6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2abdd4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2ca08e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32e69a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2abdd4" fo:background-color="#ffcc00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3c6a09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officeooo:rsid="0039b121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language="en" fo:country="US" fo:font-weight="bold" officeooo:rsid="002ca08e" fo:background-color="#ffcc00" loext:char-shading-value="0" style:font-size-asian="12pt" style:font-weight-asian="bold" style:font-size-complex="12pt" style:font-weight-complex="bold"/>
    </style:style>
    <style:style style:name="T14" style:family="text">
      <style:text-properties fo:color="#000000" style:font-name="Liberation Serif" fo:font-weight="bold" officeooo:rsid="003b1731" fo:background-color="#ffcc00" loext:char-shading-value="0" style:font-weight-asian="bold" style:font-weight-complex="bold"/>
    </style:style>
    <style:style style:name="T15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Source_20_Text"><text:span text:style-name="T2">Step1 <text:s/>:C</text:span></text:span><text:span text:style-name="Source_20_Text"><text:span text:style-name="T1">onfigure your Ubuntu repositories</text:span></text:span></text:h>
      <text:h text:style-name="P16" text:outline-level="3"><text:span text:style-name="Source_20_Text"><text:span text:style-name="T7"><text:s/></text:span></text:span><text:span text:style-name="Source_20_Text"><text:span text:style-name="T6">Configure your Ubuntu repositories to allow "restricted," "universe," and "multiverse." You can </text:span></text:span><text:a xlink:type="simple" xlink:href="https://help.ubuntu.com/community/Repositories/Ubuntu" text:style-name="Internet_20_link" text:visited-style-name="Visited_20_Internet_20_Link"><text:span text:style-name="Source_20_Text">follow the Ubuntu guide</text:span></text:a><text:span text:style-name="Source_20_Text"><text:span text:style-name="T6"> for instructions on doing this. </text:span></text:span></text:h>
      <text:h text:style-name="P16" text:outline-level="3"><text:span text:style-name="Source_20_Text"><text:span text:style-name="T7">https://help.ubuntu.com/community/Repositories/Ubuntu</text:span></text:span></text:h>
      <text:h text:style-name="P15" text:outline-level="3"><text:span text:style-name="Source_20_Text"><text:span text:style-name="T6"/></text:span></text:h>
      <text:h text:style-name="P15" text:outline-level="3"><text:bookmark text:name="Installation.2BAC8-Ubuntu.2BAC8-Sources.Setup_your_sources.list"/><text:span text:style-name="Source_20_Text"><text:span text:style-name="T2">Step2 :</text:span></text:span><text:span text:style-name="Source_20_Text"><text:span text:style-name="T1">Setup your sources.list</text:span></text:span></text:h>
      <text:p text:style-name="P6"><text:span text:style-name="Source_20_Text"><text:span text:style-name="T6">sudo sh -c 'echo "deb </text:span></text:span><text:a xlink:type="simple" xlink:href="http://package/" text:style-name="Internet_20_link" text:visited-style-name="Visited_20_Internet_20_Link"><text:span text:style-name="Source_20_Text">http://package</text:span></text:a><text:span text:style-name="Source_20_Text"><text:span text:style-name="T6">s.ros.org/ros/ubuntu $(lsb_release -sc) main" &gt; /etc/apt/sources.list.d/ros-latest.list'</text:span></text:span></text:p>
      <text:p text:style-name="P6"><text:span text:style-name="Source_20_Text"><text:span text:style-name="T6"/></text:span></text:p>
      <text:h text:style-name="P15" text:outline-level="3"><text:bookmark text:name="Installation.2BAC8-Ubuntu.2BAC8-Sources.Set_up_your_keys"/><text:span text:style-name="Source_20_Text"><text:span text:style-name="T2">Step3 :</text:span></text:span><text:span text:style-name="Source_20_Text"><text:span text:style-name="T1">Set up your keys</text:span></text:span></text:h>
      <text:p text:style-name="P6"><text:span text:style-name="Source_20_Text"><text:span text:style-name="T6">sudo apt-key adv --keyserver hkp://ha.pool.sks-keyservers.net:80 --recv-key 421C365BD9FF1F717815A3895523BAEEB01FA116</text:span></text:span></text:p>
      <text:p text:style-name="P7"><text:span text:style-name="Source_20_Text"><text:span text:style-name="T7"/></text:span></text:p>
      <text:p text:style-name="P7"><text:span text:style-name="Source_20_Text"><text:span text:style-name="T2">Step4 :</text:span></text:span><text:bookmark text:name="Installation-1"/><text:span text:style-name="Source_20_Text"><text:span text:style-name="T2">Installation</text:span></text:span></text:p>
      <text:p text:style-name="P7"><text:span text:style-name="Source_20_Text"><text:span text:style-name="T7">sudo apt-get update</text:span></text:span></text:p>
      <text:p text:style-name="P7"><text:span text:style-name="Source_20_Text"><text:span text:style-name="T7">sudo apt-get install ros-kinetic-desktop-full</text:span></text:span></text:p>
      <text:p text:style-name="P8"><text:span text:style-name="Source_20_Text"><text:span text:style-name="T8"/></text:span></text:p>
      <text:p text:style-name="P8"><text:span text:style-name="Source_20_Text"><text:span text:style-name="T3">Step5 :</text:span></text:span><text:bookmark text:name="Initialize_rosdep"/><text:span text:style-name="Source_20_Text"><text:span text:style-name="T3">Initialize rosdep</text:span></text:span></text:p>
      <text:p text:style-name="P8"><text:span text:style-name="Source_20_Text"><text:span text:style-name="T8">sudo rosdep init</text:span></text:span></text:p>
      <text:p text:style-name="P13"><text:bookmark text:name="line-2-2"/>rosdep update</text:p>
      <text:h text:style-name="P17" text:outline-level="3"><text:bookmark text:name="kinetic.2BAC8-Installation.2BAC8-DebEnvironment.Environment_setup"/><text:span text:style-name="Source_20_Text"><text:span text:style-name="T3">Step6 :Environment setup</text:span></text:span></text:h>
      <text:p text:style-name="P8"><text:span text:style-name="Source_20_Text"><text:span text:style-name="T8">echo "source /opt/ros/kinetic/setup.bash" &gt;&gt; ~/.bashrc</text:span></text:span></text:p>
      <text:p text:style-name="P13"><text:bookmark text:name="kinetic.2BAC8-Installation.2BAC8-DebEnvironment.line-2-1"/>source ~/.bashrc</text:p>
      <text:h text:style-name="P17" text:outline-level="3"><text:bookmark text:name="Installation.2BAC8-Ubuntu.2BAC8-BinariesBuildDependencies.Dependencies_for_building_packages"/><text:span text:style-name="Source_20_Text"><text:span text:style-name="T13">Step7 :Dependencies for building packages</text:span></text:span></text:h>
      <text:p text:style-name="P12">sudo apt-get install python-rosinstall python-rosinstall-generator python-wstool build-essential<text:bookmark text:name="Installation.2BAC8-Ubuntu.2BAC8-BinariesBuildDependencies.bottom"/><text:bookmark text:name="Installation.2BAC8-Ubuntu.2BAC8-BinariesBuildDependencies.line-10"/></text:p>
      <text:p text:style-name="P5"><text:span text:style-name="Source_20_Text"><text:span text:style-name="T10"/></text:span></text:p>
      <text:p text:style-name="P5"><text:span text:style-name="Source_20_Text"><text:span text:style-name="T4">Step8 :Install gazebo ros pkgs</text:span></text:span></text:p>
      <text:p text:style-name="P14"><text:span text:style-name="Source_20_Text"><text:span text:style-name="T6">sudo apt-get install ros-kinetic-gazebo-ros-pkgs ros-kinetic-gazebo-ros-control</text:span></text:span></text:p>
      <text:p text:style-name="P9"><text:span text:style-name="Source_20_Text"><text:span text:style-name="T9"/></text:span></text:p>
      <text:p text:style-name="P9"><text:span text:style-name="Source_20_Text"><text:span text:style-name="T4">Step9 :Run gazebo</text:span></text:span></text:p>
      <text:p text:style-name="P1"><text:span text:style-name="Source_20_Text"><text:span text:style-name="T9">Opean a new terminal and run: roscore</text:span></text:span></text:p>
      <text:p text:style-name="P1"><text:span text:style-name="Source_20_Text"><text:span text:style-name="T9">open another terminal and run:</text:span></text:span><text:span text:style-name="Source_20_Text"><text:span text:style-name="T15">rosrun gazebo_ros gazebo</text:span></text:span></text:p>
      <text:p text:style-name="P1"><text:span text:style-name="Source_20_Text"><text:span text:style-name="T9"/></text:span></text:p>
      <text:p text:style-name="P3"><text:span text:style-name="Source_20_Text"><text:span text:style-name="T5">Note:If u have any issues with gazebo models</text:span></text:span></text:p>
      <text:p text:style-name="P3"><text:span text:style-name="Source_20_Text"><text:span text:style-name="T5"/></text:span></text:p>
      <text:p text:style-name="P4"><text:span text:style-name="Source_20_Text"><text:span text:style-name="T11">copy </text:span></text:span><text:span text:style-name="Source_20_Text"><text:span text:style-name="T12">gz_model.sh </text:span></text:span><text:span text:style-name="Source_20_Text"><text:span text:style-name="T11">to home</text:span></text:span></text:p>
      <text:p text:style-name="P10">chmod +x gz_model.sh</text:p>
      <text:p text:style-name="P10">./gz_model.sh</text:p>
      <text:p text:style-name="P10"/>
      <text:p text:style-name="P20">if this fails,</text:p>
      <text:p text:style-name="P20">sudo -s</text:p>
      <text:p text:style-name="P19"><text:soft-page-break/>./gz_model.sh</text:p>
      <text:p text:style-name="P10"/>
      <text:p text:style-name="P2"><text:span text:style-name="Source_20_Text"><text:span text:style-name="T14">Step10:rqt</text:span></text:span></text:p>
      <text:p text:style-name="P11">sudo apt-get install ros-kinetic-rqt ros-kinetic-rqt-common-plugins ros-kinetic-turtles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0:46:11.553302815</meta:creation-date>
    <dc:date>2018-11-26T22:27:08.226272213</dc:date>
    <meta:editing-duration>PT3H38M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151" meta:character-count="1359" meta:non-whitespace-character-count="1239"/>
  </office:meta>
</office:document-meta>
</file>